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1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16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17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1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19" style:family="table-cell" style:parent-style-name="Default" style:data-style-name="N10113">
      <style:table-cell-properties fo:border="none"/>
      <style:text-properties style:font-name="ＭＳ Ｐゴシック" style:font-name-asian="ＭＳ Ｐゴシック"/>
    </style:style>
    <style:style style:name="ce20" style:family="table-cell" style:parent-style-name="Default" style:data-style-name="N10113">
      <style:table-cell-properties fo:background-color="transparent" fo:border="none"/>
      <style:text-properties style:font-name="ＭＳ Ｐゴシック" style:font-name-asian="ＭＳ Ｐゴシック"/>
    </style:style>
    <style:style style:name="ce21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22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23" style:family="table-cell" style:parent-style-name="Default" style:data-style-name="N10113">
      <style:table-cell-properties fo:background-color="#ff0000" fo:border="none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8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9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3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31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32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3" style:family="table-cell" style:parent-style-name="Default" style:data-style-name="N10113">
      <style:table-cell-properties fo:border="none"/>
      <style:text-properties style:font-name="ＭＳ Ｐゴシック" style:font-name-asian="ＭＳ Ｐゴシック"/>
    </style:style>
    <style:style style:name="ce34" style:family="table-cell" style:parent-style-name="Default" style:data-style-name="N10113">
      <style:table-cell-properties fo:background-color="transparent" fo:border="none"/>
      <style:text-properties style:font-name="ＭＳ Ｐゴシック" style:font-name-asian="ＭＳ Ｐゴシック"/>
    </style:style>
    <style:style style:name="ce3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4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41" style:family="table-cell" style:parent-style-name="Default" style:data-style-name="N10113">
      <style:table-cell-properties fo:background-color="#ff0000" fo:border="none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44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number-columns-repeated="8" table:default-cell-style-name="ce28"/>
        <table:table-column table:style-name="co7" table:number-columns-repeated="915" table:default-cell-style-name="ce28"/>
        <table:table-column table:style-name="co7" table:number-columns-repeated="96" table:default-cell-style-name="ce42"/>
        <table:table-row table:style-name="ro1">
          <table:table-cell table:style-name="ce27" office:value-type="string" calcext:value-type="string" table:number-columns-spanned="2" table:number-rows-spanned="1">
            <text:p>一覧へ</text:p>
          </table:table-cell>
          <table:covered-table-cell/>
          <table:table-cell table:style-name="ce27" office:value-type="string" calcext:value-type="string" table:number-columns-spanned="2" table:number-rows-spanned="1">
            <text:p>月更新</text:p>
          </table:table-cell>
          <table:covered-table-cell/>
          <table:table-cell table:style-name="ce32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29" table:number-columns-repeated="3"/>
          <table:table-cell table:style-name="ce31"/>
          <table:table-cell table:style-name="ce33" office:value-type="date" office:date-value="2018-08-01" calcext:value-type="date">
            <text:p>2018-8-01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2" calcext:value-type="date">
            <text:p>2018-8-02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3" calcext:value-type="date">
            <text:p>2018-8-03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5" office:value-type="date" office:date-value="2018-08-04" calcext:value-type="date">
            <text:p>2018-8-04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40" office:value-type="date" office:date-value="2018-08-05" calcext:value-type="date">
            <text:p>2018-8-05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6" calcext:value-type="date">
            <text:p>2018-8-06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7" calcext:value-type="date">
            <text:p>2018-8-07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8" calcext:value-type="date">
            <text:p>2018-8-08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9" calcext:value-type="date">
            <text:p>2018-8-09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41" office:value-type="date" office:date-value="2018-08-10" calcext:value-type="date">
            <text:p>2018-8-10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5" office:value-type="date" office:date-value="2018-08-11" calcext:value-type="date">
            <text:p>2018-8-11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40" office:value-type="date" office:date-value="2018-08-12" calcext:value-type="date">
            <text:p>2018-8-12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3" calcext:value-type="date">
            <text:p>2018-8-13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4" calcext:value-type="date">
            <text:p>2018-8-14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5" calcext:value-type="date">
            <text:p>2018-8-15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6" calcext:value-type="date">
            <text:p>2018-8-16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7" calcext:value-type="date">
            <text:p>2018-8-17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5" office:value-type="date" office:date-value="2018-08-18" calcext:value-type="date">
            <text:p>2018-8-18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40" office:value-type="date" office:date-value="2018-08-19" calcext:value-type="date">
            <text:p>2018-8-19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0" calcext:value-type="date">
            <text:p>2018-8-20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1" calcext:value-type="date">
            <text:p>2018-8-21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2" calcext:value-type="date">
            <text:p>2018-8-22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5" office:value-type="date" office:date-value="2018-08-25" calcext:value-type="date">
            <text:p>2018-8-25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 table:number-columns-repeated="5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40" office:value-type="date" office:date-value="2018-08-26" calcext:value-type="date">
            <text:p>2018-8-26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7" calcext:value-type="date">
            <text:p>2018-8-27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8" calcext:value-type="date">
            <text:p>2018-8-28</text:p>
          </table:table-cell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30" calcext:value-type="date">
            <text:p>2018-8-30</text:p>
          </table:table-cell>
          <table:table-cell table:style-name="ce29" table:number-columns-repeated="8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1">
          <table:table-cell table:style-name="ce29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54785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7" table:number-columns-repeated="947" table:default-cell-style-name="ce28"/>
        <table:table-column table:style-name="co7" table:number-columns-repeated="72" table:default-cell-style-name="ce42"/>
        <table:table-row table:style-name="ro1">
          <table:table-cell table:style-name="ce27" office:value-type="string" calcext:value-type="string" table:number-columns-spanned="2" table:number-rows-spanned="1">
            <text:p>一覧へ</text:p>
          </table:table-cell>
          <table:covered-table-cell/>
          <table:table-cell table:style-name="ce27" office:value-type="string" calcext:value-type="string" table:number-columns-spanned="2" table:number-rows-spanned="1">
            <text:p>月更新</text:p>
          </table:table-cell>
          <table:covered-table-cell/>
          <table:table-cell table:style-name="ce32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1">
          <table:table-cell table:style-name="ce29" table:number-columns-repeated="3"/>
          <table:table-cell table:style-name="ce31"/>
          <table:table-cell table:style-name="ce33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1">
          <table:table-cell table:style-name="ce30" table:number-columns-repeated="3"/>
          <table:table-cell table:style-name="ce31"/>
          <table:table-cell table:style-name="ce3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1">
          <table:table-cell table:style-name="ce29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54785_2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number-columns-repeated="16" table:default-cell-style-name="ce28"/>
        <table:table-column table:style-name="co7" table:number-columns-repeated="907" table:default-cell-style-name="ce28"/>
        <table:table-column table:style-name="co7" table:number-columns-repeated="96" table:default-cell-style-name="ce42"/>
        <table:table-row table:style-name="ro1">
          <table:table-cell table:style-name="ce27" office:value-type="string" calcext:value-type="string" table:number-columns-spanned="2" table:number-rows-spanned="1">
            <text:p>一覧へ</text:p>
          </table:table-cell>
          <table:covered-table-cell/>
          <table:table-cell table:style-name="ce27" office:value-type="string" calcext:value-type="string" table:number-columns-spanned="2" table:number-rows-spanned="1">
            <text:p>月更新</text:p>
          </table:table-cell>
          <table:covered-table-cell/>
          <table:table-cell table:style-name="ce32" office:value-type="string" calcext:value-type="string">
            <text:p>00054785</text:p>
          </table:table-cell>
          <table:table-cell table:style-name="ce45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45" office:value-type="string" calcext:value-type="string" table:number-columns-spanned="8" table:number-rows-spanned="1">
            <text:p>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table:style-name="ce29" table:number-columns-repeated="3"/>
          <table:table-cell table:style-name="ce31"/>
          <table:table-cell table:style-name="ce43" office:value-type="date" office:date-value="2018-08-01" calcext:value-type="date">
            <text:p>2018-8-01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02" calcext:value-type="date">
            <text:p>2018-8-02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03" calcext:value-type="date">
            <text:p>2018-8-03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35" office:value-type="date" office:date-value="2018-08-04" calcext:value-type="date">
            <text:p>2018-8-04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0" office:value-type="date" office:date-value="2018-08-05" calcext:value-type="date">
            <text:p>2018-8-05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06" calcext:value-type="date">
            <text:p>2018-8-06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07" calcext:value-type="date">
            <text:p>2018-8-07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08" calcext:value-type="date">
            <text:p>2018-8-08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09" calcext:value-type="date">
            <text:p>2018-8-09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10" calcext:value-type="date">
            <text:p>2018-8-10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4" office:value-type="date" office:date-value="2018-08-11" calcext:value-type="date">
            <text:p>2018-8-11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0" office:value-type="date" office:date-value="2018-08-12" calcext:value-type="date">
            <text:p>2018-8-12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13" calcext:value-type="date">
            <text:p>2018-8-13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14" calcext:value-type="date">
            <text:p>2018-8-14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15" calcext:value-type="date">
            <text:p>2018-8-15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16" calcext:value-type="date">
            <text:p>2018-8-16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17" calcext:value-type="date">
            <text:p>2018-8-17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35" office:value-type="date" office:date-value="2018-08-18" calcext:value-type="date">
            <text:p>2018-8-18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0" office:value-type="date" office:date-value="2018-08-19" calcext:value-type="date">
            <text:p>2018-8-19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20" calcext:value-type="date">
            <text:p>2018-8-20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21" calcext:value-type="date">
            <text:p>2018-8-21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22" calcext:value-type="date">
            <text:p>2018-8-22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23" calcext:value-type="date">
            <text:p>2018-8-23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24" calcext:value-type="date">
            <text:p>2018-8-24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35" office:value-type="date" office:date-value="2018-08-25" calcext:value-type="date">
            <text:p>2018-8-25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0" office:value-type="date" office:date-value="2018-08-26" calcext:value-type="date">
            <text:p>2018-8-26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27" calcext:value-type="date">
            <text:p>2018-8-27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28" calcext:value-type="date">
            <text:p>2018-8-28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29" calcext:value-type="date">
            <text:p>2018-8-29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30" calcext:value-type="date">
            <text:p>2018-8-30</text:p>
          </table:table-cell>
          <table:table-cell table:style-name="ce30" table:number-columns-repeated="16"/>
          <table:table-cell table:number-columns-repeated="1003"/>
        </table:table-row>
        <table:table-row table:style-name="ro1">
          <table:table-cell table:style-name="ce30" table:number-columns-repeated="3"/>
          <table:table-cell table:style-name="ce31" office:value-type="float" office:value="28" calcext:value-type="float">
            <text:p>28</text:p>
          </table:table-cell>
          <table:table-cell table:style-name="ce43" office:value-type="date" office:date-value="2018-08-31" calcext:value-type="date">
            <text:p>2018-8-3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29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45454_2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8" table:default-cell-style-name="ce28"/>
        <table:table-column table:style-name="co6" table:number-columns-repeated="8" table:default-cell-style-name="ce28"/>
        <table:table-column table:style-name="co7" table:number-columns-repeated="907" table:default-cell-style-name="ce28"/>
        <table:table-column table:style-name="co7" table:number-columns-repeated="104" table:default-cell-style-name="ce42"/>
        <table:table-row table:style-name="ro1">
          <table:table-cell table:style-name="ce27" office:value-type="string" calcext:value-type="string" table:number-columns-spanned="2" table:number-rows-spanned="1">
            <text:p>一覧へ</text:p>
          </table:table-cell>
          <table:covered-table-cell/>
          <table:table-cell table:style-name="ce27" office:value-type="string" calcext:value-type="string" table:number-columns-spanned="2" table:number-rows-spanned="1">
            <text:p>月更新</text:p>
          </table:table-cell>
          <table:covered-table-cell/>
          <table:table-cell table:style-name="ce32" office:value-type="string" calcext:value-type="string">
            <text:p>00045454</text:p>
          </table:table-cell>
          <table:table-cell table:style-name="ce45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29" table:number-columns-repeated="2"/>
          <table:table-cell table:style-name="ce29" office:value-type="float" office:value="35" calcext:value-type="float">
            <text:p>35</text:p>
          </table:table-cell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1" calcext:value-type="date">
            <text:p>2018-8-0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2" calcext:value-type="date">
            <text:p>2018-8-0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3" calcext:value-type="date">
            <text:p>2018-8-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4" calcext:value-type="date">
            <text:p>2018-8-04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5" calcext:value-type="date">
            <text:p>2018-8-0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6" calcext:value-type="date">
            <text:p>2018-8-0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7" calcext:value-type="date">
            <text:p>2018-8-07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8" calcext:value-type="date">
            <text:p>2018-8-0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09" calcext:value-type="date">
            <text:p>2018-8-09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0" calcext:value-type="date">
            <text:p>2018-8-1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1" calcext:value-type="date">
            <text:p>2018-8-1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2" calcext:value-type="date">
            <text:p>2018-8-1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3" calcext:value-type="date">
            <text:p>2018-8-1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4" calcext:value-type="date">
            <text:p>2018-8-14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5" calcext:value-type="date">
            <text:p>2018-8-1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6" calcext:value-type="date">
            <text:p>2018-8-1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7" calcext:value-type="date">
            <text:p>2018-8-17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8" calcext:value-type="date">
            <text:p>2018-8-1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19" calcext:value-type="date">
            <text:p>2018-8-19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0" calcext:value-type="date">
            <text:p>2018-8-2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1" calcext:value-type="date">
            <text:p>2018-8-2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2" calcext:value-type="date">
            <text:p>2018-8-2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3" calcext:value-type="date">
            <text:p>2018-8-2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4" calcext:value-type="date">
            <text:p>2018-8-24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5" calcext:value-type="date">
            <text:p>2018-8-2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6" calcext:value-type="date">
            <text:p>2018-8-2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7" calcext:value-type="date">
            <text:p>2018-8-27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8" calcext:value-type="date">
            <text:p>2018-8-2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29" calcext:value-type="date">
            <text:p>2018-8-29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 office:value-type="float" office:value="35" calcext:value-type="float">
            <text:p>35</text:p>
          </table:table-cell>
          <table:table-cell table:style-name="ce43" office:value-type="date" office:date-value="2018-08-30" calcext:value-type="date">
            <text:p>2018-8-3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1"/>
          <table:table-cell table:style-name="ce43" office:value-type="date" office:date-value="2018-08-31" calcext:value-type="date">
            <text:p>2018-8-31</text:p>
          </table:table-cell>
          <table:table-cell table:style-name="ce30" table:number-columns-repeated="8"/>
          <table:table-cell table:number-columns-repeated="1011"/>
        </table:table-row>
        <table:table-row table:style-name="ro1">
          <table:table-cell table:style-name="ce29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00/00/00</text:date>, <text:time style:data-style-name="N2" text:time-value="18:05:46.0730802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23:21:38.099434235</dc:date>
    <meta:editing-duration>P0D</meta:editing-duration>
    <meta:editing-cycles>1</meta:editing-cycles>
    <meta:generator>LibreOffice/5.4.1.2$Linux_x86 LibreOffice_project/ea7cb86e6eeb2bf3a5af73a8f7777ac570321527</meta:generator>
    <meta:document-statistic meta:table-count="4" meta:cell-count="488" meta:object-count="0"/>
  </office:meta>
</office:document-meta>
</file>